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A000000FAD6A152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3a5c6" officeooo:paragraph-rsid="0013a5c6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before</text:p>
      <text:p text:style-name="P1"><draw:frame draw:style-name="fr1" draw:name="Rahmen1" text:anchor-type="as-char" svg:y="0in" svg:width="2.0835in" draw:z-index="0"><draw:text-box fo:min-height="2.0835in"><text:p text:style-name="Illustration"><draw:frame draw:style-name="fr2" draw:name="Grafik1" text:anchor-type="paragraph" svg:x="0.0016in" svg:y="0.0008in" svg:width="2.0835in" style:rel-width="100%" svg:height="2.0835in" style:rel-height="scale" draw:z-index="1"><draw:image xlink:href="Pictures/10000000000000FA000000FAD6A15225.jpg" xlink:type="simple" xlink:show="embed" xlink:actuate="onLoad"/></draw:frame>Abbildung <text:sequence text:ref-name="refIllustration0" text:name="Illustration" text:formula="ooow:Illustration+1" style:num-format="1">1</text:sequence>: Image caption</text:p></draw:text-box></draw:frame></text:p>
      <text:p text:style-name="P1">Text af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0-24T13:16:48.169103553</dc:date>
    <meta:editing-duration>PT10M58S</meta:editing-duration>
    <meta:editing-cycles>3</meta:editing-cycles>
    <meta:generator>LibreOffice/4.4.6.3$Linux_X86_64 LibreOffice_project/40m0$Build-3</meta:generator>
    <meta:document-statistic meta:table-count="0" meta:image-count="1" meta:object-count="0" meta:page-count="1" meta:paragraph-count="4" meta:word-count="8" meta:character-count="47" meta:non-whitespace-character-count="42"/>
  </office:meta>
</office:document-meta>
</file>